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Liberation Sans1" fo:font-size="28pt" fo:font-style="normal" style:text-underline-style="none" fo:font-weight="bold" officeooo:paragraph-rsid="0011721c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ans1" fo:font-size="40pt" fo:font-style="normal" style:text-underline-style="none" fo:font-weight="bold" officeooo:paragraph-rsid="0011721c" style:text-blinking="false" fo:background-color="transparen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1721c" officeooo:paragraph-rsid="0011721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1721c" officeooo:paragraph-rsid="0011721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4b899" officeooo:paragraph-rsid="0014b89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64589" officeooo:paragraph-rsid="0018257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64589" officeooo:paragraph-rsid="001a85c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officeooo:rsid="0011721c" officeooo:paragraph-rsid="0011721c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officeooo:rsid="0011721c" officeooo:paragraph-rsid="0011721c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14b899" officeooo:paragraph-rsid="0014b899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164589" officeooo:paragraph-rsid="00164589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12e957" officeooo:paragraph-rsid="0012e957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11721c" officeooo:paragraph-rsid="0011721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2e957" officeooo:paragraph-rsid="0012e95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12e957" officeooo:paragraph-rsid="0014b899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14b899" officeooo:paragraph-rsid="0014b899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164589" officeooo:paragraph-rsid="00164589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164589" officeooo:paragraph-rsid="001a85c1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18257a"/>
    </style:style>
    <style:style style:name="P20" style:family="paragraph" style:parent-style-name="Standard">
      <style:paragraph-properties fo:text-align="start" style:justify-single-word="false"/>
      <style:text-properties officeooo:paragraph-rsid="001a85c1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18257a" officeooo:paragraph-rsid="0018257a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weight="normal" officeooo:rsid="0018257a" officeooo:paragraph-rsid="0019a698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weight="normal" officeooo:rsid="0018257a" officeooo:paragraph-rsid="001a85c1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weight="normal" officeooo:rsid="0018257a" officeooo:paragraph-rsid="001a85c1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weight="normal" officeooo:rsid="0018257a" officeooo:paragraph-rsid="001a85c1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weight="normal" officeooo:rsid="0019a698" officeooo:paragraph-rsid="0019a69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9a698" officeooo:paragraph-rsid="0019a69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9a698" officeooo:paragraph-rsid="001a85c1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weight="normal" officeooo:rsid="0019a698" officeooo:paragraph-rsid="001a85c1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weight="normal" officeooo:rsid="0019a698" officeooo:paragraph-rsid="001a85c1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weight="normal" officeooo:rsid="0019a698" officeooo:paragraph-rsid="001a85c1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4pt" officeooo:rsid="00164589" officeooo:paragraph-rsid="00164589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164589" officeooo:paragraph-rsid="0018257a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fo:font-weight="bold" officeooo:rsid="00164589" officeooo:paragraph-rsid="00164589" style:font-size-asian="14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9a698" style:font-size-asian="12.25pt" style:font-size-complex="14pt"/>
    </style:style>
    <style:style style:name="T3" style:family="text">
      <style:text-properties fo:font-size="14pt" officeooo:rsid="001a85c1" style:font-size-asian="12.25pt" style:font-size-complex="14pt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3400c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3e3ae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43745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4b899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8257a" style:font-size-asian="12.25pt" style:font-weight-asian="normal" style:font-size-complex="14pt" style:font-weight-complex="normal"/>
    </style:style>
    <style:style style:name="T10" style:family="text">
      <style:text-properties fo:font-size="14pt" fo:font-weight="bold" officeooo:rsid="0018257a" style:font-size-asian="12.25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257a" style:font-weight-asian="bold" style:font-weight-complex="bold"/>
    </style:style>
    <style:style style:name="T13" style:family="text">
      <style:text-properties officeooo:rsid="0018257a"/>
    </style:style>
    <style:style style:name="T14" style:family="text">
      <style:text-properties officeooo:rsid="001a85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e8d19a7c-1928-b12c-1e39-bd99d1fea05d"/><text:tab/><text:tab/><text:tab/><text:tab/></text:p>
      <text:p text:style-name="P1"/>
      <text:p text:style-name="P1"/>
      <text:p text:style-name="P2"/>
      <text:p text:style-name="P2">HelpMeLinux</text:p>
      <text:p text:style-name="Standard"/>
      <text:p text:style-name="Standard"/>
      <text:p text:style-name="P9">Uma aplicação para consultar um banco de dados sobre comandos no linux</text:p>
      <text:p text:style-name="P3"/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mponentes :</text:p>
      <text:p text:style-name="P4"/>
      <text:p text:style-name="P4">Henrique Manoel Vasconcelos Maciel</text:p>
      <text:p text:style-name="P4">Vitor Miguel Scotini Patrício <text:s/></text:p>
      <text:p text:style-name="P4">Igor Marques Costa Bacellar</text:p>
      <text:p text:style-name="P4">Diego Henrique Amaral Rodrigues</text:p>
      <text:p text:style-name="P4"/>
      <text:p text:style-name="P13"><text:soft-page-break/>Sumário</text:p>
      <text:p text:style-name="P4">Introdução..............................................................................................................……</text:p>
      <text:p text:style-name="P4">Identificação dos atores.........................................................................................……</text:p>
      <text:p text:style-name="P4">Identificação dos Casos de Uso.................................................…........................……</text:p>
      <text:p text:style-name="P4">Detalhamento dos Casos de Uso...........................................................................……</text:p>
      <text:p text:style-name="P4">Caso de Uso UC-1 Inserir dados...........................................................................……</text:p>
      <text:p text:style-name="P4">Caso de Uso UC-2 Alterar Dados.........................................................................……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11">Introdução</text:span></text:p>
      <text:p text:style-name="P15"><text:soft-page-break/><text:tab/></text:p>
      <text:p text:style-name="P15"><text:span text:style-name="T4"><text:tab/>O aplicativo HelpMeLinux possibilita </text:span><text:span text:style-name="T5">o acesso a informações de comandos do Linux através da sua </text:span><text:span text:style-name="T7">API</text:span><text:span text:style-name="T5"> </text:span><text:span text:style-name="T6">phonegap </text:span><text:span text:style-name="T7">e com o uso d</text:span><text:span text:style-name="T8">e um</text:span><text:span text:style-name="T7"> servidor central construído em </text:span><text:span text:style-name="T8">nas linguagens </text:span><text:span text:style-name="T7"><text:s/>Php e MySql.</text:span></text:p>
      <text:p text:style-name="P14"><text:span text:style-name="T7"><text:tab/>Tais </text:span><text:span text:style-name="T8">recursos</text:span><text:span text:style-name="T7"> possibilitam relação saudável do usuário e do aplicativo, o phonegap e o </text:span><text:span text:style-name="T8">servidor central se relacionam possibilitando</text:span><text:span text:style-name="T7"> o acesso do banco de dados no qual as informações foram armazenadas,</text:span><text:span text:style-name="T8"> as tratam </text:span><text:span text:style-name="T7">e as apresentam para o </text:span><text:span text:style-name="T8">usuário</text:span><text:span text:style-name="T7"> de forma agradável. <text:s/></text:span></text:p>
      <text:p text:style-name="P1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0"><text:span text:style-name="T11">Identificação dos atores</text:span></text:p>
      <table:table table:name="Tabela1" table:style-name="Tabela1">
        <table:table-column table:style-name="Tabela1.A" table:number-columns-repeated="3"/>
        <text:soft-page-break/>
        <table:table-row>
          <table:table-cell table:style-name="Tabela1.A1" office:value-type="string">
            <text:p text:style-name="P5">Identificador </text:p>
          </table:table-cell>
          <table:table-cell table:style-name="Tabela1.A1" office:value-type="string">
            <text:p text:style-name="P5">Nome Ator</text:p>
          </table:table-cell>
          <table:table-cell table:style-name="Tabela1.C1" office:value-type="string">
            <text:p text:style-name="P5">Descrição</text:p>
          </table:table-cell>
        </table:table-row>
        <table:table-row>
          <table:table-cell table:style-name="Tabela1.A2" office:value-type="string">
            <text:p text:style-name="P5">Ator-1</text:p>
          </table:table-cell>
          <table:table-cell table:style-name="Tabela1.A2" office:value-type="string">
            <text:p text:style-name="P5">Usuário</text:p>
          </table:table-cell>
          <table:table-cell table:style-name="Tabela1.C2" office:value-type="string">
            <text:p text:style-name="P5">Qualquer usuário que acesse o</text:p>
            <text:p text:style-name="P5">sistema. Não existe login ou</text:p>
            <text:p text:style-name="P5">validação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11"/></text:p>
      <text:p text:style-name="P11"><text:span text:style-name="T11"/></text:p>
      <text:p text:style-name="P11"><text:span text:style-name="T11">Identificação dos Casos de Uso</text:span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4">Identificador Caso </text:p>
          </table:table-cell>
          <table:table-cell table:style-name="Tabela2.A1" office:value-type="string">
            <text:p text:style-name="P34">Nome </text:p>
          </table:table-cell>
          <table:table-cell table:style-name="Tabela2.C1" office:value-type="string">
            <text:p text:style-name="P34">Descrição</text:p>
          </table:table-cell>
        </table:table-row>
        <table:table-row>
          <table:table-cell table:style-name="Tabela2.A2" office:value-type="string">
            <text:p text:style-name="P32">CU-1</text:p>
          </table:table-cell>
          <table:table-cell table:style-name="Tabela2.A2" office:value-type="string">
            <text:p text:style-name="P32">Processos</text:p>
          </table:table-cell>
          <table:table-cell table:style-name="Tabela2.C2" office:value-type="string">
            <text:p text:style-name="P33">Pesquisa no banco de <text:soft-page-break/>dados por comados relacionados a processos <text:span text:style-name="T13">e os apresenta</text:span></text:p>
          </table:table-cell>
        </table:table-row>
        <table:table-row>
          <table:table-cell table:style-name="Tabela2.A2" office:value-type="string">
            <text:p text:style-name="P32">CU-<text:span text:style-name="T14">2</text:span></text:p>
          </table:table-cell>
          <table:table-cell table:style-name="Tabela2.A2" office:value-type="string">
            <text:p text:style-name="P32"><text:span text:style-name="T13">A</text:span>rquivos</text:p>
          </table:table-cell>
          <table:table-cell table:style-name="Tabela2.C2" office:value-type="string">
            <text:p text:style-name="P33">Pesquisa no banco de dados por comados relacionados a arquivos <text:span text:style-name="T13">e os apresenta</text:span></text:p>
          </table:table-cell>
        </table:table-row>
        <table:table-row>
          <table:table-cell table:style-name="Tabela2.A2" office:value-type="string">
            <text:p text:style-name="P32">CU-3</text:p>
          </table:table-cell>
          <table:table-cell table:style-name="Tabela2.A2" office:value-type="string">
            <text:p text:style-name="P32"><text:span text:style-name="T13">C</text:span>omandos gerais</text:p>
          </table:table-cell>
          <table:table-cell table:style-name="Tabela2.C2" office:value-type="string">
            <text:p text:style-name="P33">Pesquisa no banco de dados por comados gerais <text:span text:style-name="T13">e os apresenta</text:span></text:p>
          </table:table-cell>
        </table:table-row>
        <table:table-row>
          <table:table-cell table:style-name="Tabela2.A2" office:value-type="string">
            <text:p text:style-name="P32">CU-4</text:p>
          </table:table-cell>
          <table:table-cell table:style-name="Tabela2.A2" office:value-type="string">
            <text:p text:style-name="P32">Pastas</text:p>
          </table:table-cell>
          <table:table-cell table:style-name="Tabela2.C2" office:value-type="string">
            <text:p text:style-name="P32">Pesquisa no banco de dados por comados relacionados a pastas <text:span text:style-name="T13">e os apresenta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etalhamento dos Casos de Uso</text:p>
      <text:p text:style-name="P17"/>
      <text:p text:style-name="P17">Caso de Uso CU-<text:span text:style-name="T14">1</text:span> Processos</text:p>
      <text:p text:style-name="P17"><text:soft-page-break/></text:p>
      <text:p text:style-name="P6"><text:span text:style-name="T11">Descrição:</text:span> este caso de uso especifica a operação de pesquisa de dados no <text:span text:style-name="T13">banco de dados relacionados a processos, os tratam e os apresentam de forma agradável pelo usuário. A operação é iniciada através de um botão localizado na tela inicial do aplicativo. Ao acioná-lo, a tela de pesquisa é mostrada e após a pesquisa ser feita é listado os comandos relacionados os quais ao serem selecionados são tratados e apresentados ao usuário de forma agradável.</text:span></text:p>
      <text:p text:style-name="P6"><text:span text:style-name="T12">Atores</text:span><text:span text:style-name="T13">: Ator-1 Usuário</text:span></text:p>
      <text:p text:style-name="P6"><text:span text:style-name="T12">Pré-condições:</text:span><text:span text:style-name="T13"> as informações dos comandos dos processos precisam estar cadastradas no banco de dados para poderem listadas</text:span></text:p>
      <text:p text:style-name="P6"><text:span text:style-name="T12">Pós-condições:</text:span><text:span text:style-name="T13"> depois de visualizadas, o usuário pode voltar para a tela inicial e fazer outras pesquisas</text:span></text:p>
      <text:p text:style-name="P19"><text:span text:style-name="T10">Fluxo</text:span><text:span text:style-name="T9"> </text:span><text:span text:style-name="T10">básico: </text:span></text:p>
      <text:list xml:id="list4686292712602141281" text:style-name="L2">
        <text:list-item>
          <text:p text:style-name="P21"><text:span text:style-name="T2">O</text:span><text:span text:style-name="T1"> usuário acessa o aplicativo.</text:span></text:p>
        </text:list-item>
        <text:list-item>
          <text:p text:style-name="P22"><text:span text:style-name="T2">O</text:span><text:span text:style-name="T1"> usu</text:span><text:span text:style-name="T2">á</text:span><text:span text:style-name="T1">rio clica em </text:span><text:span text:style-name="T3">processos</text:span><text:span text:style-name="T2"> e é direcionado a aba de pesquisa em que estão listados todos os comandos do mesmo.</text:span></text:p>
        </text:list-item>
        <text:list-item>
          <text:p text:style-name="P26"><text:span text:style-name="T1">O usuário insere o comando no campo de pesquisa na barra da mesma.</text:span></text:p>
        </text:list-item>
        <text:list-item>
          <text:p text:style-name="P26"><text:span text:style-name="T1">O usuário clica no comando listado correspondente.</text:span></text:p>
        </text:list-item>
        <text:list-item>
          <text:p text:style-name="P26"><text:span text:style-name="T1">O usuário visualiza os dados do comando. </text:span></text:p>
        </text:list-item>
      </text:list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18"/>
      <text:p text:style-name="P18"/>
      <text:p text:style-name="P18"/>
      <text:p text:style-name="P18">Caso de Uso CU-<text:span text:style-name="T14">2 Arquivos</text:span></text:p>
      <text:p text:style-name="P18"/>
      <text:p text:style-name="P7"><text:soft-page-break/><text:span text:style-name="T11">Descrição:</text:span> este caso de uso especifica a operação de pesquisa de dados no <text:span text:style-name="T13">banco de dados relacionados a arquivos, os tratam e os apresentam de forma agradável pelo usuário. A operação é iniciada através de um botão localizado na tela inicial do aplicativo. Ao acioná-lo, a tela de pesquisa é mostrada e após a pesquisa ser feita é listado os comandos relacionados os quais ao serem selecionados são tratados e apresentados ao usuário de forma agradável.</text:span></text:p>
      <text:p text:style-name="P7"><text:span text:style-name="T12">Atores</text:span><text:span text:style-name="T13">: Ator-1 Usuário</text:span></text:p>
      <text:p text:style-name="P7"><text:span text:style-name="T12">Pré-condições:</text:span><text:span text:style-name="T13"> as informações dos comandos de arquivos precisam estar cadastradas no banco de dados para poderem listadas</text:span></text:p>
      <text:p text:style-name="P7"><text:span text:style-name="T12">Pós-condições:</text:span><text:span text:style-name="T13"> depois de visualizadas, o usuário pode voltar para a tela inicial e fazer outras pesquisas</text:span></text:p>
      <text:p text:style-name="P20"><text:span text:style-name="T10">Fluxo</text:span><text:span text:style-name="T9"> </text:span><text:span text:style-name="T10">básico: </text:span></text:p>
      <text:list xml:id="list5822998873118162303" text:style-name="L3">
        <text:list-item>
          <text:p text:style-name="P23"><text:span text:style-name="T2">O</text:span><text:span text:style-name="T1"> usuário acessa o aplicativo.</text:span></text:p>
        </text:list-item>
        <text:list-item>
          <text:p text:style-name="P23"><text:span text:style-name="T2">O</text:span><text:span text:style-name="T1"> usu</text:span><text:span text:style-name="T2">á</text:span><text:span text:style-name="T1">rio clica em </text:span><text:span text:style-name="T2">arquivos e é direcionado a aba de pesquisa em que estão listados todos os comandos do mesmo.</text:span></text:p>
        </text:list-item>
        <text:list-item>
          <text:p text:style-name="P29"><text:span text:style-name="T1">O usuário insere o comando no campo de pesquisa na barra da mesma.</text:span></text:p>
        </text:list-item>
        <text:list-item>
          <text:p text:style-name="P29"><text:span text:style-name="T1">O usuário clica no comando listado correspondente.</text:span></text:p>
        </text:list-item>
        <text:list-item>
          <text:p text:style-name="P29"><text:span text:style-name="T1">O usuário visualiza os dados do comando. </text:span></text:p>
        </text:list-item>
      </text:list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18"/>
      <text:p text:style-name="P18"/>
      <text:p text:style-name="P18">Caso de Uso CU-<text:span text:style-name="T14">3 Comandos Gerais</text:span></text:p>
      <text:p text:style-name="P18"/>
      <text:p text:style-name="P7"><text:soft-page-break/><text:span text:style-name="T11">Descrição:</text:span> este caso de uso especifica a operação de pesquisa de dados no <text:span text:style-name="T13">banco de dados por comandos em geral, os tratam e os apresentam de forma agradável pelo usuário. A operação é iniciada através de um botão localizado na tela inicial do aplicativo. Ao acioná-lo, a tela de pesquisa é mostrada e após a pesquisa ser feita é listado os comandos relacionados os quais ao serem selecionados são tratados e apresentados ao usuário de forma agradável.</text:span></text:p>
      <text:p text:style-name="P7"><text:span text:style-name="T12">Atores</text:span><text:span text:style-name="T13">: Ator-1 Usuário.</text:span></text:p>
      <text:p text:style-name="P7"><text:span text:style-name="T12">Pré-condições:</text:span><text:span text:style-name="T13"> as informações dos comandos precisam estar cadastradas no banco de dados para poderem listadas.</text:span></text:p>
      <text:p text:style-name="P7"><text:span text:style-name="T12">Pós-condições:</text:span><text:span text:style-name="T13"> depois de visualizadas, o usuário pode voltar para a tela inicial e fazer outras pesquisas.</text:span></text:p>
      <text:p text:style-name="P20"><text:span text:style-name="T10">Fluxo</text:span><text:span text:style-name="T9"> </text:span><text:span text:style-name="T10">básico: </text:span></text:p>
      <text:list xml:id="list5327311601268802657" text:style-name="L4">
        <text:list-item>
          <text:p text:style-name="P24"><text:span text:style-name="T2">O</text:span><text:span text:style-name="T1"> usuário acessa o aplicativo.</text:span></text:p>
        </text:list-item>
        <text:list-item>
          <text:p text:style-name="P24"><text:span text:style-name="T2">O</text:span><text:span text:style-name="T1"> usu</text:span><text:span text:style-name="T2">á</text:span><text:span text:style-name="T1">rio clica em </text:span><text:span text:style-name="T3">comandos em geral</text:span><text:span text:style-name="T2"> e é direcionado a aba de pesquisa em que estão listados todos os comandos do mesmo.</text:span></text:p>
        </text:list-item>
        <text:list-item>
          <text:p text:style-name="P30"><text:span text:style-name="T1">O usuário insere o comando no campo de pesquisa na barra da mesma.</text:span></text:p>
        </text:list-item>
        <text:list-item>
          <text:p text:style-name="P30"><text:span text:style-name="T1">O usuário clica no comando listado correspondente.</text:span></text:p>
        </text:list-item>
        <text:list-item>
          <text:p text:style-name="P30"><text:span text:style-name="T1">O usuário visualiza os dados do comando. </text:span></text:p>
          <text:p text:style-name="P30"><text:span text:style-name="T1"/></text:p>
        </text:list-item>
      </text:list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18"/>
      <text:p text:style-name="P18"/>
      <text:p text:style-name="P18">Caso de Uso CU-<text:span text:style-name="T14">4 Arquivos</text:span></text:p>
      <text:p text:style-name="P18"/>
      <text:p text:style-name="P7"><text:soft-page-break/><text:span text:style-name="T11">Descrição:</text:span> este caso de uso especifica a operação de pesquisa de dados no <text:span text:style-name="T13">banco de dados relacionados a arquivos, os tratam e os apresentam de forma agradável pelo usuário. A operação é iniciada através de um botão localizado na tela inicial do aplicativo. Ao acioná-lo, a tela de pesquisa é mostrada e após a pesquisa ser feita é listado os comandos relacionados os quais ao serem selecionados são tratados e apresentados ao usuário de forma agradável.</text:span></text:p>
      <text:p text:style-name="P7"><text:span text:style-name="T12">Atores</text:span><text:span text:style-name="T13">: Ator-1 Usuário</text:span></text:p>
      <text:p text:style-name="P7"><text:span text:style-name="T12">Pré-condições:</text:span><text:span text:style-name="T13"> as informações dos comandos precisam estar cadastradas no banco de dados para poderem listadas</text:span></text:p>
      <text:p text:style-name="P7"><text:span text:style-name="T12">Pós-condições:</text:span><text:span text:style-name="T13"> depois de visualizadas, o usuário pode voltar para a tela inicial e fazer outras pesquisas</text:span></text:p>
      <text:p text:style-name="P20"><text:span text:style-name="T10">Fluxo</text:span><text:span text:style-name="T9"> </text:span><text:span text:style-name="T10">básico: </text:span></text:p>
      <text:list xml:id="list4164411420111730872" text:style-name="L5">
        <text:list-item>
          <text:p text:style-name="P25"><text:span text:style-name="T2">O</text:span><text:span text:style-name="T1"> usuário acessa o aplicativo.</text:span></text:p>
        </text:list-item>
        <text:list-item>
          <text:p text:style-name="P25"><text:span text:style-name="T2">O</text:span><text:span text:style-name="T1"> usu</text:span><text:span text:style-name="T2">á</text:span><text:span text:style-name="T1">rio clica em </text:span><text:span text:style-name="T3">arquivos</text:span><text:span text:style-name="T2"> e é direcionado a aba de pesquisa em que estão listados todos os comandos do mesmo.</text:span></text:p>
        </text:list-item>
        <text:list-item>
          <text:p text:style-name="P31"><text:span text:style-name="T1">O usuário insere o comando no campo de pesquisa na barra da mesma.</text:span></text:p>
        </text:list-item>
        <text:list-item>
          <text:p text:style-name="P31"><text:span text:style-name="T1">O usuário clica no comando listado correspondente.</text:span></text:p>
        </text:list-item>
        <text:list-item>
          <text:p text:style-name="P31"><text:span text:style-name="T1">O usuário visualiza os dados do comando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4:34:31.817655282</meta:creation-date>
    <dc:date>2018-06-19T17:32:15.977592058</dc:date>
    <meta:editing-duration>PT13M16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9" meta:paragraph-count="90" meta:word-count="934" meta:character-count="6116" meta:non-whitespace-character-count="5265"/>
  </office:meta>
</office:document-meta>
</file>